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2CA30EF5B7096D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0.262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solid" draw:fill-color="#ffd320" draw:textarea-horizontal-align="justify" draw:textarea-vertical-align="middle" draw:auto-grow-height="false" fo:min-height="2.798cm" fo:min-width="0.897cm"/>
    </style:style>
    <style:style style:name="gr8" style:family="graphic" style:parent-style-name="standard">
      <style:graphic-properties draw:stroke="none" svg:stroke-color="#000000" draw:fill="none" draw:fill-color="#ffffff" fo:min-height="4.57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35cm, 4.214cm, 5.943cm, 2.7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07cm, 4.214cm, 1.398cm, 2.7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9cm, 4.214cm, 8.256cm, 2.77cm)" draw:image-opacity="100%" style:mirror="none"/>
    </style:style>
    <style:style style:name="gr12" style:family="graphic" style:parent-style-name="standard">
      <style:graphic-properties draw:fill-color="#c5000b" draw:textarea-horizontal-align="justify" draw:textarea-vertical-align="middle" draw:auto-grow-height="false" fo:min-height="1.02cm" fo:min-width="2.80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62cm" svg:height="1.524cm" svg:x="9.541cm" svg:y="5.4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762cm" svg:height="2.286cm" svg:x="8.017cm" svg:y="5.0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762cm" svg:height="3.048cm" svg:x="6.493cm" svg:y="4.6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0.762cm" svg:height="0.762cm" svg:x="11.065cm" svg:y="5.8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62cm" svg:height="1.524cm" svg:x="12.589cm" svg:y="5.4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762cm" svg:height="2.286cm" svg:x="14.113cm" svg:y="5.0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762cm" svg:height="3.048cm" svg:x="15.764cm" svg:y="4.676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255cm" svg:y1="6.2cm" svg:x2="8.017cm" svg:y2="6.2cm" draw:start-shape="id1" draw:start-glue-point="1" draw:end-shape="id2" draw:end-glue-point="3" svg:d="M7255 6200h762" svg:viewBox="0 0 763 1">
          <text:p/>
        </draw:connector>
        <draw:connector draw:style-name="gr5" draw:text-style-name="P1" draw:layer="layout" svg:x1="8.779cm" svg:y1="6.2cm" svg:x2="9.541cm" svg:y2="6.2cm" draw:start-shape="id2" draw:start-glue-point="1" draw:end-shape="id3" draw:end-glue-point="3" svg:d="M8779 6200h762" svg:viewBox="0 0 763 1">
          <text:p/>
        </draw:connector>
        <draw:connector draw:style-name="gr5" draw:text-style-name="P1" draw:layer="layout" svg:x1="10.303cm" svg:y1="6.2cm" svg:x2="11.065cm" svg:y2="6.2cm" draw:start-shape="id3" draw:start-glue-point="1" draw:end-shape="id4" draw:end-glue-point="3" svg:d="M10303 6200h762" svg:viewBox="0 0 763 1">
          <text:p/>
        </draw:connector>
        <draw:connector draw:style-name="gr5" draw:text-style-name="P1" draw:layer="layout" svg:x1="11.827cm" svg:y1="6.2cm" svg:x2="12.589cm" svg:y2="6.2cm" draw:start-shape="id4" draw:start-glue-point="1" draw:end-shape="id5" draw:end-glue-point="3" svg:d="M11827 6200h762" svg:viewBox="0 0 763 1">
          <text:p/>
        </draw:connector>
        <draw:connector draw:style-name="gr5" draw:text-style-name="P1" draw:layer="layout" svg:x1="13.351cm" svg:y1="6.2cm" svg:x2="14.113cm" svg:y2="6.2cm" draw:start-shape="id5" draw:start-glue-point="1" draw:end-shape="id6" draw:end-glue-point="3" svg:d="M13351 6200h762" svg:viewBox="0 0 763 1">
          <text:p/>
        </draw:connector>
        <draw:connector draw:style-name="gr5" draw:text-style-name="P1" draw:layer="layout" svg:x1="14.875cm" svg:y1="6.2cm" svg:x2="15.764cm" svg:y2="6.2cm" draw:start-shape="id6" draw:start-glue-point="1" draw:end-shape="id7" draw:end-glue-point="3" svg:d="M14875 6200h889" svg:viewBox="0 0 890 1">
          <text:p/>
        </draw:connector>
        <draw:connector draw:style-name="gr5" draw:text-style-name="P1" draw:layer="layout" svg:x1="9.922cm" svg:y1="5.438cm" svg:x2="12.97cm" svg:y2="5.438cm" draw:start-shape="id3" draw:start-glue-point="0" draw:end-shape="id5" draw:end-glue-point="0" svg:d="M9922 5438v-501h3048v501" svg:viewBox="0 0 3049 502">
          <text:p/>
        </draw:connector>
        <draw:connector draw:style-name="gr5" draw:text-style-name="P1" draw:layer="layout" svg:x1="8.398cm" svg:y1="5.057cm" svg:x2="14.494cm" svg:y2="5.057cm" draw:start-shape="id2" draw:start-glue-point="0" draw:end-shape="id6" svg:d="M8398 5057v-501h6096v501" svg:viewBox="0 0 6097 502">
          <text:p/>
        </draw:connector>
        <draw:connector draw:style-name="gr5" draw:text-style-name="P1" draw:layer="layout" svg:x1="6.874cm" svg:y1="4.676cm" svg:x2="16.145cm" svg:y2="4.676cm" draw:start-shape="id1" draw:start-glue-point="0" draw:end-shape="id7" draw:end-glue-point="0" svg:d="M6874 4676v-501h9271v501" svg:viewBox="0 0 9272 502">
          <text:p/>
        </draw:connector>
        <draw:line draw:style-name="gr5" draw:text-style-name="P1" draw:layer="layout" svg:x1="16.526cm" svg:y1="6.207cm" svg:x2="17.288cm" svg:y2="6.207cm">
          <text:p/>
        </draw:line>
        <draw:frame draw:style-name="gr6" draw:layer="layout" svg:width="4.572cm" svg:height="1.143cm" svg:x="9.438cm" svg:y="7.477cm">
          <draw:text-box>
            <text:p>Flow Network</text:p>
          </draw:text-box>
        </draw:frame>
        <draw:custom-shape draw:style-name="gr7" draw:text-style-name="P1" draw:layer="layout" svg:width="1.397cm" svg:height="3.048cm" svg:x="22.622cm" svg:y="4.55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572cm" svg:height="1.143cm" svg:x="21.479cm" svg:y="7.604cm">
          <draw:text-box>
            <text:p>Flow Solver</text:p>
          </draw:text-box>
        </draw:frame>
        <draw:frame draw:style-name="gr8" draw:text-style-name="P2" draw:layer="layout" svg:width="22.098cm" svg:height="4.826cm" svg:x="6.334cm" svg:y="2.143cm">
          <draw:text-box>
            <text:p><text:span text:style-name="T1">Unsupervised Loss Function Idea</text:span></text:p>
          </draw:text-box>
        </draw:frame>
        <draw:frame draw:style-name="gr9" draw:text-style-name="P1" xml:id="id10" draw:id="id10" draw:layer="layout" svg:width="4.496cm" svg:height="1.168cm" svg:x="24.781cm" svg:y="5.445cm">
          <draw:image xlink:href="Pictures/1000020100000280000001E02CA30EF5B7096DD2.png" xlink:type="simple" xlink:show="embed" xlink:actuate="onLoad">
            <text:p/>
          </draw:image>
        </draw:frame>
        <draw:frame draw:style-name="gr10" draw:text-style-name="P1" draw:layer="layout" svg:width="4.75cm" svg:height="1.168cm" svg:x="1cm" svg:y="5.572cm">
          <draw:image xlink:href="Pictures/1000020100000280000001E02CA30EF5B7096DD2.png" xlink:type="simple" xlink:show="embed" xlink:actuate="onLoad">
            <text:p/>
          </draw:image>
        </draw:frame>
        <draw:frame draw:style-name="gr11" draw:text-style-name="P1" xml:id="id8" draw:id="id8" draw:layer="layout" svg:width="4.547cm" svg:height="1.168cm" svg:x="17.313cm" svg:y="5.547cm">
          <draw:image xlink:href="Pictures/1000020100000280000001E02CA30EF5B7096DD2.png" xlink:type="simple" xlink:show="embed" xlink:actuate="onLoad">
            <text:p/>
          </draw:image>
        </draw:frame>
        <draw:line draw:style-name="gr5" draw:text-style-name="P1" draw:layer="layout" svg:x1="21.86cm" svg:y1="6.08cm" svg:x2="22.622cm" svg:y2="6.08cm">
          <text:p/>
        </draw:line>
        <draw:line draw:style-name="gr5" draw:text-style-name="P1" draw:layer="layout" svg:x1="24.019cm" svg:y1="6.08cm" svg:x2="24.781cm" svg:y2="6.08cm">
          <text:p/>
        </draw:line>
        <draw:line draw:style-name="gr5" draw:text-style-name="P1" draw:layer="layout" svg:x1="5.75cm" svg:y1="6.207cm" svg:x2="6.512cm" svg:y2="6.207cm">
          <text:p/>
        </draw:line>
        <draw:custom-shape draw:style-name="gr12" draw:text-style-name="P1" xml:id="id9" draw:id="id9" draw:layer="layout" svg:width="3.302cm" svg:height="1.27cm" svg:x="21.701cm" svg:y="9.255cm">
          <text:p text:style-name="P1">MSE Los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586cm" svg:y1="6.715cm" svg:x2="21.701cm" svg:y2="9.89cm" draw:start-shape="id8" draw:start-glue-point="2" draw:end-shape="id9" draw:end-glue-point="3" svg:d="M19586 6715v3175h2115" svg:viewBox="0 0 2116 3176">
          <text:p/>
        </draw:connector>
        <draw:connector draw:style-name="gr5" draw:text-style-name="P1" draw:layer="layout" svg:x1="27.029cm" svg:y1="6.613cm" svg:x2="25.003cm" svg:y2="9.89cm" draw:start-shape="id10" draw:start-glue-point="2" draw:end-shape="id9" draw:end-glue-point="1" svg:d="M27029 6613v3277h-2026" svg:viewBox="0 0 2027 32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82cm" fo:page-height="14.0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9:52:33.974096095</meta:creation-date>
    <dc:date>2017-11-05T18:43:00.696114042</dc:date>
    <meta:editing-duration>PT5M11S</meta:editing-duration>
    <meta:editing-cycles>2</meta:editing-cycles>
    <meta:generator>LibreOffice/4.2.8.2$Linux_X86_64 LibreOffice_project/420m0$Build-2</meta:generator>
    <meta:document-statistic meta:object-count="30"/>
  </office:meta>
</office:document-meta>
</file>